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ro19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8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8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6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8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8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8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8" table:number-rows-repeated="1048478">
          <table:table-cell table:number-columns-repeated="16"/>
        </table:table-row>
        <table:table-row table:style-name="ro18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4000">
            <text:p>4000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3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8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8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8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8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8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8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];[.C38];[.D38];[.F38])" office:value-type="float" office:value="1491.66666666667">
            <text:p>1491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38:.F38])" office:value-type="float" office:value="1866.66666666667">
            <text:p>186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38:.F38])" office:value-type="float" office:value="1866.66666666667">
            <text:p>186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38:.F38])" office:value-type="float" office:value="1866.66666666667">
            <text:p>186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38:.F38])" office:value-type="float" office:value="1866.66666666667">
            <text:p>1866.666666666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866.66666666667">
            <text:p>186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];[.D38];[.E38])" office:value-type="float" office:value="1175">
            <text:p>117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866.66666666667">
            <text:p>186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866.66666666667">
            <text:p>186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1866.66666666667">
            <text:p>186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38:.E38])" office:value-type="float" office:value="1341.66666666667">
            <text:p>1341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2" office:value-type="float" office:value="375">
            <text:p>375</text:p>
          </table:table-cell>
          <table:table-cell table:style-name="ce2" table:formula="of:=[.F24]/12" office:value-type="float" office:value="525">
            <text:p>525</text:p>
          </table:table-cell>
          <table:table-cell table:style-name="Default"/>
          <table:table-cell table:style-name="ce41" table:formula="of:=SUM([.H24:.H37])" office:value-type="float" office:value="19387.1212121212">
            <text:p>19387.1212121212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9/18/2015</text:date>, <text:time>12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18T12:14:18</dc:date>
    <meta:editing-duration>P1DT10H30M4S</meta:editing-duration>
    <meta:editing-cycles>847</meta:editing-cycles>
    <meta:generator>OpenOffice/4.1.1$Unix OpenOffice.org_project/411m6$Build-9775</meta:generator>
    <dc:creator>employee employee</dc:creator>
    <meta:document-statistic meta:table-count="7" meta:cell-count="2003" meta:object-count="0"/>
  </office:meta>
</office:document-meta>
</file>